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18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2a6099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2a6099" fo:wrap-option="wrap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eeeeee"/>
      <style:text-properties fo:color="#000000"/>
    </style:style>
    <style:style style:name="ce10" style:family="table-cell" style:parent-style-name="Default">
      <style:table-cell-properties fo:background-color="#eeeeee"/>
    </style:style>
    <style:style style:name="ce22" style:family="table-cell" style:parent-style-name="Default" style:data-style-name="N126">
      <style:table-cell-properties fo:background-color="#2a6099"/>
      <style:text-properties fo:color="#ffffff" fo:font-weight="bold" style:font-weight-asian="bold" style:font-weight-complex="bold"/>
    </style:style>
    <style:style style:name="ce23" style:family="table-cell" style:parent-style-name="Default" style:data-style-name="N126"/>
    <style:style style:name="ce13" style:family="table-cell" style:parent-style-name="Default" style:data-style-name="N126">
      <style:table-cell-properties fo:background-color="#eeeee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126">
      <style:text-properties fo:font-weight="bold" style:font-weight-asian="bold" style:font-weight-complex="bold"/>
    </style:style>
    <style:style style:name="ce30" style:family="table-cell" style:parent-style-name="Default" style:data-style-name="N61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Feuille</text:p>
          </table:table-cell>
          <table:table-cell table:style-name="ce3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<text:a xlink:href="#Liste" xlink:type="simple">#Liste</text:a></text:p>
          </table:table-cell>
          <table:table-cell office:value-type="string" calcext:value-type="string">
            <text:p>Rassemble toutes les bières vendues pendant la boursière. C’est cette feuille qu’il faut exporter en CSV et uploader sur la page admin.</text:p>
            <text:p/>
            <text:p>Les colonnes grisées sont les colonnes qui seront lues par le serveur. Leurs positions peuvent changer <text:span text:style-name="T1">mais pas leurs noms</text:span>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#Simulation" xlink:type="simple">#Simulation</text:a></text:p>
          </table:table-cell>
          <table:table-cell office:value-type="string" calcext:value-type="string">
            <text:p>Permet de simuler la variation du prix d’une bière durant la soirée.</text:p>
            <text:p/>
            <text:p>Pour l’utiliser, il faut d’abord entrer les différents paramètres dans les premières colonnes. Ensuite, il suffit de changer le nombre de bières vendues par quart d’heure pour voir le résultat.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" table:style-name="ta1">
        <table:table-column table:style-name="co4" table:default-cell-style-name="ce20"/>
        <table:table-column table:style-name="co3" table:number-columns-repeated="3" table:default-cell-style-name="ce10"/>
        <table:table-column table:style-name="co3" table:default-cell-style-name="ce23"/>
        <table:table-column table:style-name="co3" table:number-columns-repeated="2" table:default-cell-style-name="Default"/>
        <table:table-column table:style-name="co3" table:number-columns-repeated="2" table:default-cell-style-name="ce10"/>
        <table:table-column table:style-name="co3" table:number-columns-repeated="2" table:default-cell-style-name="ce13"/>
        <table:table-column table:style-name="co3" table:number-columns-repeated="2" table:default-cell-style-name="ce10"/>
        <table:table-column table:style-name="co3" table:default-cell-style-name="Default"/>
        <table:table-column table:style-name="co3" table:default-cell-style-name="ce23"/>
        <table:table-column table:style-name="co3" table:number-columns-repeated="1009" table:default-cell-style-name="Default"/>
        <table:table-row table:style-name="ro3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arId</text:p>
          </table:table-cell>
          <table:table-cell table:style-name="ce24" office:value-type="string" calcext:value-type="string">
            <text:p>bottleSize</text:p>
          </table:table-cell>
          <table:table-cell table:style-name="ce24" office:value-type="string" calcext:value-type="string">
            <text:p>alcoholContent</text:p>
          </table:table-cell>
          <table:table-cell table:style-name="ce22" office:value-type="string" calcext:value-type="string">
            <text:p>Prix/Bac</text:p>
          </table:table-cell>
          <table:table-cell table:style-name="ce24" office:value-type="string" calcext:value-type="string">
            <text:p>Bouteilles/Bac</text:p>
          </table:table-cell>
          <table:table-cell table:style-name="ce24" office:value-type="string" calcext:value-type="string">
            <text:p>Nb. Bacs</text:p>
          </table:table-cell>
          <table:table-cell table:style-name="ce24" office:value-type="string" calcext:value-type="string">
            <text:p>stockQuantity</text:p>
          </table:table-cell>
          <table:table-cell table:style-name="ce24" office:value-type="string" calcext:value-type="string">
            <text:p>purchasePrice</text:p>
          </table:table-cell>
          <table:table-cell table:style-name="ce22" office:value-type="string" calcext:value-type="string">
            <text:p>incrCoef</text:p>
          </table:table-cell>
          <table:table-cell table:style-name="ce22" office:value-type="string" calcext:value-type="string">
            <text:p>decrCoef</text:p>
          </table:table-cell>
          <table:table-cell table:style-name="ce24" office:value-type="string" calcext:value-type="string">
            <text:p>minCoef</text:p>
          </table:table-cell>
          <table:table-cell table:style-name="ce24" office:value-type="string" calcext:value-type="string">
            <text:p>maxCoef</text:p>
          </table:table-cell>
          <table:table-cell table:style-name="ce24" office:value-type="string" calcext:value-type="string">
            <text:p>Prix minimum</text:p>
          </table:table-cell>
          <table:table-cell table:style-name="ce22" office:value-type="string" calcext:value-type="string">
            <text:p>Prix maximum</text:p>
          </table:table-cell>
          <table:table-cell table:style-name="ce24" table:number-columns-repeated="1009"/>
        </table:table-row>
        <table:table-row table:style-name="ro3">
          <table:table-cell office:value-type="string" calcext:value-type="string">
            <text:p>Barbar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23.6555" calcext:value-type="currency">
            <text:p>23,66 €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2]*[.G2]" office:value-type="float" office:value="60" calcext:value-type="float">
            <text:p>60</text:p>
          </table:table-cell>
          <table:table-cell table:style-name="ce13" table:formula="of:=[.E2]/[.F2]" office:value-type="currency" office:currency="EUR" office:value="1.182775" calcext:value-type="currency">
            <text:p>1,1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]*[.I2];1)" office:value-type="currency" office:currency="EUR" office:value="1" calcext:value-type="currency">
            <text:p>1,00 €</text:p>
          </table:table-cell>
          <table:table-cell table:formula="of:=ROUND([.I2]*[.M2];1)" office:value-type="currency" office:currency="EUR" office:value="3" calcext:value-type="currency">
            <text:p>3,0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Bru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50.6143" calcext:value-type="currency">
            <text:p>50,61 €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20" calcext:value-type="float">
            <text:p>20</text:p>
          </table:table-cell>
          <table:table-cell table:style-name="ce13" table:formula="of:=[.E3]/[.F3]" office:value-type="currency" office:currency="EUR" office:value="2.530715" calcext:value-type="currency">
            <text:p>2,53 €</text:p>
          </table:table-cell>
          <table:table-cell table:number-columns-repeated="2"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3]*[.I3];1)" office:value-type="currency" office:currency="EUR" office:value="2.2" calcext:value-type="currency">
            <text:p>2,20 €</text:p>
          </table:table-cell>
          <table:table-cell table:formula="of:=ROUND([.I3]*[.M3];1)" office:value-type="currency" office:currency="EUR" office:value="6.3" calcext:value-type="currency">
            <text:p>6,3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Hiver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90" calcext:value-type="currency">
            <text:p>90,00 €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50" calcext:value-type="float">
            <text:p>50</text:p>
          </table:table-cell>
          <table:table-cell table:style-name="ce13" table:formula="of:=[.E4]/[.F4]" office:value-type="currency" office:currency="EUR" office:value="1.8" calcext:value-type="currency">
            <text:p>1,80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4]*[.I4];1)" office:value-type="currency" office:currency="EUR" office:value="1.5" calcext:value-type="currency">
            <text:p>1,50 €</text:p>
          </table:table-cell>
          <table:table-cell table:formula="of:=ROUND([.I4]*[.M4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Pamplemouss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6.8082" calcext:value-type="currency">
            <text:p>36,81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5]*[.G5]" office:value-type="float" office:value="48" calcext:value-type="float">
            <text:p>48</text:p>
          </table:table-cell>
          <table:table-cell table:style-name="ce13" table:formula="of:=[.E5]/[.F5]" office:value-type="currency" office:currency="EUR" office:value="1.533675" calcext:value-type="currency">
            <text:p>1,5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5]*[.I5];1)" office:value-type="currency" office:currency="EUR" office:value="1.1" calcext:value-type="currency">
            <text:p>1,10 €</text:p>
          </table:table-cell>
          <table:table-cell table:formula="of:=ROUND([.I5]*[.M5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Tripl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49.3922" calcext:value-type="currency">
            <text:p>49,39 €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40" calcext:value-type="float">
            <text:p>40</text:p>
          </table:table-cell>
          <table:table-cell table:style-name="ce13" table:formula="of:=[.E6]/[.F6]" office:value-type="currency" office:currency="EUR" office:value="2.46961" calcext:value-type="currency">
            <text:p>2,47 €</text:p>
          </table:table-cell>
          <table:table-cell table:number-columns-repeated="2"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6]*[.I6];1)" office:value-type="currency" office:currency="EUR" office:value="2.1" calcext:value-type="currency">
            <text:p>2,10 €</text:p>
          </table:table-cell>
          <table:table-cell table:formula="of:=ROUND([.I6]*[.M6];1)" office:value-type="currency" office:currency="EUR" office:value="6.2" calcext:value-type="currency">
            <text:p>6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so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.9" calcext:value-type="float">
            <text:p>5,9</text:p>
          </table:table-cell>
          <table:table-cell office:value-type="currency" office:currency="EUR" office:value="36.56" calcext:value-type="currency">
            <text:p>36,56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7]*[.G7]" office:value-type="float" office:value="96" calcext:value-type="float">
            <text:p>96</text:p>
          </table:table-cell>
          <table:table-cell table:style-name="ce13" table:formula="of:=[.E7]/[.F7]" office:value-type="currency" office:currency="EUR" office:value="1.52333333333333" calcext:value-type="currency">
            <text:p>1,52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7]*[.I7];1)" office:value-type="currency" office:currency="EUR" office:value="1.2" calcext:value-type="currency">
            <text:p>1,20 €</text:p>
          </table:table-cell>
          <table:table-cell table:formula="of:=ROUND([.I7]*[.M7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sh Caractèr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32.8757" calcext:value-type="currency">
            <text:p>32,88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8]*[.G8]" office:value-type="float" office:value="96" calcext:value-type="float">
            <text:p>96</text:p>
          </table:table-cell>
          <table:table-cell table:style-name="ce13" table:formula="of:=[.E8]/[.F8]" office:value-type="currency" office:currency="EUR" office:value="1.36982083333333" calcext:value-type="currency">
            <text:p>1,3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8]*[.I8];1)" office:value-type="currency" office:currency="EUR" office:value="1.2" calcext:value-type="currency">
            <text:p>1,20 €</text:p>
          </table:table-cell>
          <table:table-cell table:formula="of:=ROUND([.I8]*[.M8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himay Bleu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35.7676" calcext:value-type="currency">
            <text:p>35,77 €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9]*[.G9]" office:value-type="float" office:value="60" calcext:value-type="float">
            <text:p>60</text:p>
          </table:table-cell>
          <table:table-cell table:style-name="ce13" table:formula="of:=[.E9]/[.F9]" office:value-type="currency" office:currency="EUR" office:value="1.78838" calcext:value-type="currency">
            <text:p>1,79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9]*[.I9];1)" office:value-type="currency" office:currency="EUR" office:value="1.3" calcext:value-type="currency">
            <text:p>1,30 €</text:p>
          </table:table-cell>
          <table:table-cell table:formula="of:=ROUND([.I9]*[.M9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houffe Blond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2.2949" calcext:value-type="currency">
            <text:p>32,29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0]*[.G10]" office:value-type="float" office:value="96" calcext:value-type="float">
            <text:p>96</text:p>
          </table:table-cell>
          <table:table-cell table:style-name="ce13" table:formula="of:=[.E10]/[.F10]" office:value-type="currency" office:currency="EUR" office:value="1.34562083333333" calcext:value-type="currency">
            <text:p>1,35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10]*[.I10];1)" office:value-type="currency" office:currency="EUR" office:value="1.1" calcext:value-type="currency">
            <text:p>1,10 €</text:p>
          </table:table-cell>
          <table:table-cell table:formula="of:=ROUND([.I10]*[.M10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orne Tripl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1.44" calcext:value-type="currency">
            <text:p>41,44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float" office:value="48" calcext:value-type="float">
            <text:p>48</text:p>
          </table:table-cell>
          <table:table-cell table:style-name="ce13" table:formula="of:=[.E11]/[.F11]" office:value-type="currency" office:currency="EUR" office:value="1.72666666666667" calcext:value-type="currency">
            <text:p>1,73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1]*[.I11];1)" office:value-type="currency" office:currency="EUR" office:value="1" calcext:value-type="currency">
            <text:p>1,00 €</text:p>
          </table:table-cell>
          <table:table-cell table:formula="of:=ROUND([.I11]*[.M11];1)" office:value-type="currency" office:currency="EUR" office:value="3.5" calcext:value-type="currency">
            <text:p>3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uvée des Troll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9.0333" calcext:value-type="currency">
            <text:p>19,03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72" calcext:value-type="float">
            <text:p>72</text:p>
          </table:table-cell>
          <table:table-cell table:style-name="ce13" table:formula="of:=[.E12]/[.F12]" office:value-type="currency" office:currency="EUR" office:value="0.793054166666667" calcext:value-type="currency">
            <text:p>0,79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2]*[.I12];1)" office:value-type="currency" office:currency="EUR" office:value="0.8" calcext:value-type="currency">
            <text:p>0,80 €</text:p>
          </table:table-cell>
          <table:table-cell table:formula="of:=ROUND([.I12]*[.M12];1)" office:value-type="currency" office:currency="EUR" office:value="1.6" calcext:value-type="currency">
            <text:p>1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Houpp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.5" calcext:value-type="float">
            <text:p>7,5</text:p>
          </table:table-cell>
          <table:table-cell office:value-type="currency" office:currency="EUR" office:value="40.37" calcext:value-type="currency">
            <text:p>40,37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3]*[.G13]" office:value-type="float" office:value="72" calcext:value-type="float">
            <text:p>72</text:p>
          </table:table-cell>
          <table:table-cell table:style-name="ce13" table:formula="of:=[.E13]/[.F13]" office:value-type="currency" office:currency="EUR" office:value="1.68208333333333" calcext:value-type="currency">
            <text:p>1,68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13]*[.I13];1)" office:value-type="currency" office:currency="EUR" office:value="1.2" calcext:value-type="currency">
            <text:p>1,20 €</text:p>
          </table:table-cell>
          <table:table-cell table:formula="of:=ROUND([.I13]*[.M13];1)" office:value-type="currency" office:currency="EUR" office:value="4.2" calcext:value-type="currency">
            <text:p>4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Houppe Jambes en l’ai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,8</text:p>
          </table:table-cell>
          <table:table-cell office:value-type="currency" office:currency="EUR" office:value="36.3605" calcext:value-type="currency">
            <text:p>36,36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4]*[.G14]" office:value-type="float" office:value="72" calcext:value-type="float">
            <text:p>72</text:p>
          </table:table-cell>
          <table:table-cell table:style-name="ce13" table:formula="of:=[.E14]/[.F14]" office:value-type="currency" office:currency="EUR" office:value="1.51502083333333" calcext:value-type="currency">
            <text:p>1,52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14]*[.I14];1)" office:value-type="currency" office:currency="EUR" office:value="1.2" calcext:value-type="currency">
            <text:p>1,20 €</text:p>
          </table:table-cell>
          <table:table-cell table:formula="of:=ROUND([.I14]*[.M14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asteel Roug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1.37" calcext:value-type="currency">
            <text:p>31,37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15]*[.G15]" office:value-type="float" office:value="120" calcext:value-type="float">
            <text:p>120</text:p>
          </table:table-cell>
          <table:table-cell table:style-name="ce13" table:formula="of:=[.E15]/[.F15]" office:value-type="currency" office:currency="EUR" office:value="1.30708333333333" calcext:value-type="currency">
            <text:p>1,31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75" calcext:value-type="float">
            <text:p>0,75</text:p>
          </table:table-cell>
          <table:table-cell office:value-type="float" office:value="4.5" calcext:value-type="float">
            <text:p>4,5</text:p>
          </table:table-cell>
          <table:table-cell table:style-name="ce23" table:formula="of:=ROUND([.L15]*[.I15];1)" office:value-type="currency" office:currency="EUR" office:value="1" calcext:value-type="currency">
            <text:p>1,00 €</text:p>
          </table:table-cell>
          <table:table-cell table:formula="of:=ROUND([.I15]*[.M15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wak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28.9795" calcext:value-type="currency">
            <text:p>28,98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16]*[.G16]" office:value-type="float" office:value="48" calcext:value-type="float">
            <text:p>48</text:p>
          </table:table-cell>
          <table:table-cell table:style-name="ce13" table:formula="of:=[.E16]/[.F16]" office:value-type="currency" office:currency="EUR" office:value="1.20747916666667" calcext:value-type="currency">
            <text:p>1,21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6]*[.I16];1)" office:value-type="currency" office:currency="EUR" office:value="1.1" calcext:value-type="currency">
            <text:p>1,10 €</text:p>
          </table:table-cell>
          <table:table-cell table:formula="of:=ROUND([.I16]*[.M16];1)" office:value-type="currency" office:currency="EUR" office:value="2.4" calcext:value-type="currency">
            <text:p>2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Blanch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32.7668" calcext:value-type="currency">
            <text:p>32,77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7]*[.G17]" office:value-type="float" office:value="96" calcext:value-type="float">
            <text:p>96</text:p>
          </table:table-cell>
          <table:table-cell table:style-name="ce13" table:formula="of:=[.E17]/[.F17]" office:value-type="currency" office:currency="EUR" office:value="1.36528333333333" calcext:value-type="currency">
            <text:p>1,37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17]*[.I17];1)" office:value-type="currency" office:currency="EUR" office:value="1.2" calcext:value-type="currency">
            <text:p>1,20 €</text:p>
          </table:table-cell>
          <table:table-cell table:formula="of:=ROUND([.I17]*[.M17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Hoper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7.9456" calcext:value-type="currency">
            <text:p>37,95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8]*[.G18]" office:value-type="float" office:value="72" calcext:value-type="float">
            <text:p>72</text:p>
          </table:table-cell>
          <table:table-cell table:style-name="ce13" table:formula="of:=[.E18]/[.F18]" office:value-type="currency" office:currency="EUR" office:value="1.58106666666667" calcext:value-type="currency">
            <text:p>1,58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8]*[.I18];1)" office:value-type="currency" office:currency="EUR" office:value="1.1" calcext:value-type="currency">
            <text:p>1,10 €</text:p>
          </table:table-cell>
          <table:table-cell table:formula="of:=ROUND([.I18]*[.M18];1)" office:value-type="currency" office:currency="EUR" office:value="3.2" calcext:value-type="currency">
            <text:p>3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Organicus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36.6388" calcext:value-type="currency">
            <text:p>36,64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9]*[.G19]" office:value-type="float" office:value="96" calcext:value-type="float">
            <text:p>96</text:p>
          </table:table-cell>
          <table:table-cell table:style-name="ce13" table:formula="of:=[.E19]/[.F19]" office:value-type="currency" office:currency="EUR" office:value="1.52661666666667" calcext:value-type="currency">
            <text:p>1,53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19]*[.I19];1)" office:value-type="currency" office:currency="EUR" office:value="1.1" calcext:value-type="currency">
            <text:p>1,10 €</text:p>
          </table:table-cell>
          <table:table-cell table:formula="of:=ROUND([.I19]*[.M19];1)" office:value-type="currency" office:currency="EUR" office:value="3.1" calcext:value-type="currency">
            <text:p>3,1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Tripl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85.56" calcext:value-type="currency">
            <text:p>85,56 €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F20]*[.G20]" office:value-type="float" office:value="100" calcext:value-type="float">
            <text:p>100</text:p>
          </table:table-cell>
          <table:table-cell table:style-name="ce13" table:formula="of:=[.E20]/[.F20]" office:value-type="currency" office:currency="EUR" office:value="1.7112" calcext:value-type="currency">
            <text:p>1,71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table:style-name="ce23" table:formula="of:=ROUND([.L20]*[.I20];1)" office:value-type="currency" office:currency="EUR" office:value="1.5" calcext:value-type="currency">
            <text:p>1,50 €</text:p>
          </table:table-cell>
          <table:table-cell table:formula="of:=ROUND([.I20]*[.M20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ae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,2</text:p>
          </table:table-cell>
          <table:table-cell office:value-type="currency" office:currency="EUR" office:value="96" calcext:value-type="currency">
            <text:p>96,00 €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150" calcext:value-type="float">
            <text:p>150</text:p>
          </table:table-cell>
          <table:table-cell table:style-name="ce13" table:formula="of:=[.E21]/[.F21]" office:value-type="currency" office:currency="EUR" office:value="0.64" calcext:value-type="currency">
            <text:p>0,64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table:style-name="ce23" table:formula="of:=ROUND([.L21]*[.I21];1)" office:value-type="currency" office:currency="EUR" office:value="0.6" calcext:value-type="currency">
            <text:p>0,60 €</text:p>
          </table:table-cell>
          <table:table-cell table:formula="of:=ROUND([.I21]*[.M21];1)" office:value-type="currency" office:currency="EUR" office:value="2.6" calcext:value-type="currency">
            <text:p>2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Orva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office:value-type="currency" office:currency="EUR" office:value="34.4124" calcext:value-type="currency">
            <text:p>34,41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22]*[.G22]" office:value-type="float" office:value="48" calcext:value-type="float">
            <text:p>48</text:p>
          </table:table-cell>
          <table:table-cell table:style-name="ce13" table:formula="of:=[.E22]/[.F22]" office:value-type="currency" office:currency="EUR" office:value="1.43385" calcext:value-type="currency">
            <text:p>1,43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4.5" calcext:value-type="float">
            <text:p>4,5</text:p>
          </table:table-cell>
          <table:table-cell table:style-name="ce23" table:formula="of:=ROUND([.L22]*[.I22];1)" office:value-type="currency" office:currency="EUR" office:value="1.2" calcext:value-type="currency">
            <text:p>1,20 €</text:p>
          </table:table-cell>
          <table:table-cell table:formula="of:=ROUND([.I22]*[.M22];1)" office:value-type="currency" office:currency="EUR" office:value="6.5" calcext:value-type="currency">
            <text:p>6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Pêcheress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office:value-type="currency" office:currency="EUR" office:value="26.8015" calcext:value-type="currency">
            <text:p>26,80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23]*[.G23]" office:value-type="float" office:value="120" calcext:value-type="float">
            <text:p>120</text:p>
          </table:table-cell>
          <table:table-cell table:style-name="ce13" table:formula="of:=[.E23]/[.F23]" office:value-type="currency" office:currency="EUR" office:value="1.11672916666667" calcext:value-type="currency">
            <text:p>1,12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3]*[.I23];1)" office:value-type="currency" office:currency="EUR" office:value="1" calcext:value-type="currency">
            <text:p>1,00 €</text:p>
          </table:table-cell>
          <table:table-cell table:formula="of:=ROUND([.I23]*[.M23];1)" office:value-type="currency" office:currency="EUR" office:value="2.8" calcext:value-type="currency">
            <text:p>2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asta Trol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38.61" calcext:value-type="currency">
            <text:p>38,61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24]*[.G24]" office:value-type="float" office:value="72" calcext:value-type="float">
            <text:p>72</text:p>
          </table:table-cell>
          <table:table-cell table:style-name="ce13" table:formula="of:=[.E24]/[.F24]" office:value-type="currency" office:currency="EUR" office:value="1.60875" calcext:value-type="currency">
            <text:p>1,61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4]*[.I24];1)" office:value-type="currency" office:currency="EUR" office:value="1.3" calcext:value-type="currency">
            <text:p>1,30 €</text:p>
          </table:table-cell>
          <table:table-cell table:formula="of:=ROUND([.I24]*[.M24];1)" office:value-type="currency" office:currency="EUR" office:value="4" calcext:value-type="currency">
            <text:p>4,0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ochefort 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.2" calcext:value-type="float">
            <text:p>9,2</text:p>
          </table:table-cell>
          <table:table-cell office:value-type="currency" office:currency="EUR" office:value="33.2387" calcext:value-type="currency">
            <text:p>33,24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25]*[.G25]" office:value-type="float" office:value="72" calcext:value-type="float">
            <text:p>72</text:p>
          </table:table-cell>
          <table:table-cell table:style-name="ce13" table:formula="of:=[.E25]/[.F25]" office:value-type="currency" office:currency="EUR" office:value="1.38494583333333" calcext:value-type="currency">
            <text:p>1,3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5]*[.I25];1)" office:value-type="currency" office:currency="EUR" office:value="1.2" calcext:value-type="currency">
            <text:p>1,20 €</text:p>
          </table:table-cell>
          <table:table-cell table:formula="of:=ROUND([.I25]*[.M25];1)" office:value-type="currency" office:currency="EUR" office:value="3.5" calcext:value-type="currency">
            <text:p>3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merbsy Blackberry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,5</text:p>
          </table:table-cell>
          <table:table-cell office:value-type="currency" office:currency="EUR" office:value="35.1868" calcext:value-type="currency">
            <text:p>35,19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6]*[.G26]" office:value-type="float" office:value="96" calcext:value-type="float">
            <text:p>96</text:p>
          </table:table-cell>
          <table:table-cell table:style-name="ce13" table:formula="of:=[.E26]/[.F26]" office:value-type="currency" office:currency="EUR" office:value="1.46611666666667" calcext:value-type="currency">
            <text:p>1,4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table:style-name="ce23" table:formula="of:=ROUND([.L26]*[.I26];1)" office:value-type="currency" office:currency="EUR" office:value="1.2" calcext:value-type="currency">
            <text:p>1,20 €</text:p>
          </table:table-cell>
          <table:table-cell table:formula="of:=ROUND([.I26]*[.M26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merbsy Pomm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,5</text:p>
          </table:table-cell>
          <table:table-cell office:value-type="currency" office:currency="EUR" office:value="35.2352" calcext:value-type="currency">
            <text:p>35,24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7]*[.G27]" office:value-type="float" office:value="96" calcext:value-type="float">
            <text:p>96</text:p>
          </table:table-cell>
          <table:table-cell table:style-name="ce13" table:formula="of:=[.E27]/[.F27]" office:value-type="currency" office:currency="EUR" office:value="1.46813333333333" calcext:value-type="currency">
            <text:p>1,4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table:style-name="ce23" table:formula="of:=ROUND([.L27]*[.I27];1)" office:value-type="currency" office:currency="EUR" office:value="1.2" calcext:value-type="currency">
            <text:p>1,20 €</text:p>
          </table:table-cell>
          <table:table-cell table:formula="of:=ROUND([.I27]*[.M27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t-Feuillien Grand Cru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,5</text:p>
          </table:table-cell>
          <table:table-cell office:value-type="currency" office:currency="EUR" office:value="40.777" calcext:value-type="currency">
            <text:p>40,78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8]*[.G28]" office:value-type="float" office:value="96" calcext:value-type="float">
            <text:p>96</text:p>
          </table:table-cell>
          <table:table-cell table:style-name="ce13" table:formula="of:=[.E28]/[.F28]" office:value-type="currency" office:currency="EUR" office:value="1.69904166666667" calcext:value-type="currency">
            <text:p>1,70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8]*[.I28];1)" office:value-type="currency" office:currency="EUR" office:value="1.4" calcext:value-type="currency">
            <text:p>1,40 €</text:p>
          </table:table-cell>
          <table:table-cell table:formula="of:=ROUND([.I28]*[.M28];1)" office:value-type="currency" office:currency="EUR" office:value="4.2" calcext:value-type="currency">
            <text:p>4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rappe Quadrupl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6.7598" calcext:value-type="currency">
            <text:p>36,76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29]*[.G29]" office:value-type="float" office:value="48" calcext:value-type="float">
            <text:p>48</text:p>
          </table:table-cell>
          <table:table-cell table:style-name="ce13" table:formula="of:=[.E29]/[.F29]" office:value-type="currency" office:currency="EUR" office:value="1.53165833333333" calcext:value-type="currency">
            <text:p>1,5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29]*[.I29];1)" office:value-type="currency" office:currency="EUR" office:value="1.2" calcext:value-type="currency">
            <text:p>1,20 €</text:p>
          </table:table-cell>
          <table:table-cell table:formula="of:=ROUND([.I29]*[.M29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riple Karmeliet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4" calcext:value-type="float">
            <text:p>8,4</text:p>
          </table:table-cell>
          <table:table-cell office:value-type="currency" office:currency="EUR" office:value="34.7149" calcext:value-type="currency">
            <text:p>34,71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30]*[.G30]" office:value-type="float" office:value="120" calcext:value-type="float">
            <text:p>120</text:p>
          </table:table-cell>
          <table:table-cell table:style-name="ce13" table:formula="of:=[.E30]/[.F30]" office:value-type="currency" office:currency="EUR" office:value="1.44645416666667" calcext:value-type="currency">
            <text:p>1,45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3" calcext:value-type="float">
            <text:p>3</text:p>
          </table:table-cell>
          <table:table-cell table:style-name="ce23" table:formula="of:=ROUND([.L30]*[.I30];1)" office:value-type="currency" office:currency="EUR" office:value="1.2" calcext:value-type="currency">
            <text:p>1,20 €</text:p>
          </table:table-cell>
          <table:table-cell table:formula="of:=ROUND([.I30]*[.M30];1)" office:value-type="currency" office:currency="EUR" office:value="4.3" calcext:value-type="currency">
            <text:p>4,3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Vaurie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.7" calcext:value-type="float">
            <text:p>5,7</text:p>
          </table:table-cell>
          <table:table-cell office:value-type="currency" office:currency="EUR" office:value="17.1094" calcext:value-type="currency">
            <text:p>17,11 €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31]*[.G31]" office:value-type="float" office:value="24" calcext:value-type="float">
            <text:p>24</text:p>
          </table:table-cell>
          <table:table-cell table:style-name="ce13" table:formula="of:=[.E31]/[.F31]" office:value-type="currency" office:currency="EUR" office:value="1.42578333333333" calcext:value-type="currency">
            <text:p>1,4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31]*[.I31];1)" office:value-type="currency" office:currency="EUR" office:value="1.2" calcext:value-type="currency">
            <text:p>1,20 €</text:p>
          </table:table-cell>
          <table:table-cell table:formula="of:=ROUND([.I31]*[.M31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estmalle Tripl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,5</text:p>
          </table:table-cell>
          <table:table-cell office:value-type="currency" office:currency="EUR" office:value="32.6337" calcext:value-type="currency">
            <text:p>32,63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32]*[.G32]" office:value-type="float" office:value="72" calcext:value-type="float">
            <text:p>72</text:p>
          </table:table-cell>
          <table:table-cell table:style-name="ce13" table:formula="of:=[.E32]/[.F32]" office:value-type="currency" office:currency="EUR" office:value="1.3597375" calcext:value-type="currency">
            <text:p>1,3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23" table:formula="of:=ROUND([.L32]*[.I32];1)" office:value-type="currency" office:currency="EUR" office:value="1.2" calcext:value-type="currency">
            <text:p>1,20 €</text:p>
          </table:table-cell>
          <table:table-cell table:formula="of:=ROUND([.I32]*[.M32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ulation" table:style-name="ta1">
        <table:table-column table:style-name="co3" table:default-cell-style-name="ce24"/>
        <table:table-column table:style-name="co3" table:default-cell-style-name="ce27"/>
        <table:table-column table:style-name="co3" table:number-columns-repeated="4" table:default-cell-style-name="Default"/>
        <table:table-column table:style-name="co3" table:number-columns-repeated="2" table:default-cell-style-name="ce23"/>
        <table:table-column table:style-name="co3" table:number-columns-repeated="1016" table:default-cell-style-name="Default"/>
        <table:table-row table:style-name="ro3">
          <table:table-cell/>
          <table:table-cell table:style-name="ce24"/>
          <table:table-cell table:style-name="ce24" office:value-type="string" calcext:value-type="string">
            <text:p>timestamp</text:p>
          </table:table-cell>
          <table:table-cell table:style-name="ce24" office:value-type="string" calcext:value-type="string">
            <text:p>soldQuantity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lta</text:p>
          </table:table-cell>
          <table:table-cell table:style-name="ce22" office:value-type="string" calcext:value-type="string">
            <text:p>sellingPrice</text:p>
          </table:table-cell>
          <table:table-cell table:style-name="ce22" office:value-type="string" calcext:value-type="string">
            <text:p>roundedPrice</text:p>
          </table:table-cell>
          <table:table-cell table:style-name="ce24" office:value-type="string" calcext:value-type="string">
            <text:p>profit</text:p>
          </table:table-cell>
          <table:table-cell table:style-name="ce24" table:number-columns-repeated="1015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Bush Ambrée</text:p>
          </table:table-cell>
          <table:table-cell table:style-name="ce30" office:value-type="time" office:time-value="PT20H00M00S" calcext:value-type="time">
            <text:p>20:00:00</text:p>
          </table:table-cell>
          <table:table-cell office:value-type="float" office:value="0" calcext:value-type="float">
            <text:p>0</text:p>
          </table:table-cell>
          <table:table-cell table:formula="of:=[.B$3]-[.D2]" office:value-type="float" office:value="96" calcext:value-type="float">
            <text:p>96</text:p>
          </table:table-cell>
          <table:table-cell table:formula="of:=[.D2]" office:value-type="float" office:value="0" calcext:value-type="float">
            <text:p>0</text:p>
          </table:table-cell>
          <table:table-cell table:formula="of:=[.B$6]" office:value-type="currency" office:currency="EUR" office:value="1.37" calcext:value-type="currency">
            <text:p>1,37 €</text:p>
          </table:table-cell>
          <table:table-cell table:formula="of:=ROUND([.G2];1)" office:value-type="currency" office:currency="EUR" office:value="1.4" calcext:value-type="currency">
            <text:p>1,40 €</text:p>
          </table:table-cell>
          <table:table-cell table:style-name="ce23" table:formula="of:=[.D2]*([.H2]-[.B$6]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ockQuantity</text:p>
          </table:table-cell>
          <table:table-cell office:value-type="float" office:value="96" calcext:value-type="float">
            <text:p>96</text:p>
          </table:table-cell>
          <table:table-cell table:style-name="ce30" office:value-type="time" office:time-value="PT20H15M00S" calcext:value-type="time">
            <text:p>20:15:00</text:p>
          </table:table-cell>
          <table:table-cell office:value-type="float" office:value="3" calcext:value-type="float">
            <text:p>3</text:p>
          </table:table-cell>
          <table:table-cell table:formula="of:=[.E2]-[.D3]" office:value-type="float" office:value="93" calcext:value-type="float">
            <text:p>93</text:p>
          </table:table-cell>
          <table:table-cell table:formula="of:=[.D3]-[.D2]" office:value-type="float" office:value="3" calcext:value-type="float">
            <text:p>3</text:p>
          </table:table-cell>
          <table:table-cell table:formula="of:=MIN(MAX(IF([.E2]&lt;=5;[.B$14];IF([.E2]&lt;=10;[.B$13];[.G2]+[.F2]*IF([.F2]&gt;0;[.B$7];[.B$8])));[.B$11]);[.B$12])" office:value-type="currency" office:currency="EUR" office:value="1.37" calcext:value-type="currency">
            <text:p>1,37 €</text:p>
          </table:table-cell>
          <table:table-cell table:formula="of:=ROUND([.G3];1)" office:value-type="currency" office:currency="EUR" office:value="1.4" calcext:value-type="currency">
            <text:p>1,40 €</text:p>
          </table:table-cell>
          <table:table-cell table:style-name="ce23" table:formula="of:=[.D3]*([.H3]-[.B$6])" office:value-type="currency" office:currency="EUR" office:value="0.0899999999999994" calcext:value-type="currency">
            <text:p>0,09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ttleSize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time" office:time-value="PT20H30M00S" calcext:value-type="time">
            <text:p>20:30:00</text:p>
          </table:table-cell>
          <table:table-cell office:value-type="float" office:value="4" calcext:value-type="float">
            <text:p>4</text:p>
          </table:table-cell>
          <table:table-cell table:formula="of:=[.E3]-[.D4]" office:value-type="float" office:value="89" calcext:value-type="float">
            <text:p>89</text:p>
          </table:table-cell>
          <table:table-cell table:formula="of:=[.D4]-[.D3]" office:value-type="float" office:value="1" calcext:value-type="float">
            <text:p>1</text:p>
          </table:table-cell>
          <table:table-cell table:formula="of:=MIN(MAX(IF([.E3]&lt;=5;[.B$14];IF([.E3]&lt;=10;[.B$13];[.G3]+[.F3]*IF([.F3]&gt;0;[.B$7];[.B$8])));[.B$11]);[.B$12])" office:value-type="currency" office:currency="EUR" office:value="1.61" calcext:value-type="currency">
            <text:p>1,61 €</text:p>
          </table:table-cell>
          <table:table-cell table:formula="of:=ROUND([.G4];1)" office:value-type="currency" office:currency="EUR" office:value="1.6" calcext:value-type="currency">
            <text:p>1,60 €</text:p>
          </table:table-cell>
          <table:table-cell table:style-name="ce23" table:formula="of:=[.D4]*([.H4]-[.B$6])" office:value-type="currency" office:currency="EUR" office:value="0.92" calcext:value-type="currency">
            <text:p>0,92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coholContent</text:p>
          </table:table-cell>
          <table:table-cell office:value-type="float" office:value="12" calcext:value-type="float">
            <text:p>12</text:p>
          </table:table-cell>
          <table:table-cell table:style-name="ce30" office:value-type="time" office:time-value="PT20H45M00S" calcext:value-type="time">
            <text:p>20:45:00</text:p>
          </table:table-cell>
          <table:table-cell office:value-type="float" office:value="8" calcext:value-type="float">
            <text:p>8</text:p>
          </table:table-cell>
          <table:table-cell table:formula="of:=[.E4]-[.D5]" office:value-type="float" office:value="81" calcext:value-type="float">
            <text:p>81</text:p>
          </table:table-cell>
          <table:table-cell table:formula="of:=[.D5]-[.D4]" office:value-type="float" office:value="4" calcext:value-type="float">
            <text:p>4</text:p>
          </table:table-cell>
          <table:table-cell table:formula="of:=MIN(MAX(IF([.E4]&lt;=5;[.B$14];IF([.E4]&lt;=10;[.B$13];[.G4]+[.F4]*IF([.F4]&gt;0;[.B$7];[.B$8])));[.B$11]);[.B$12])" office:value-type="currency" office:currency="EUR" office:value="1.69" calcext:value-type="currency">
            <text:p>1,69 €</text:p>
          </table:table-cell>
          <table:table-cell table:formula="of:=ROUND([.G5];1)" office:value-type="currency" office:currency="EUR" office:value="1.7" calcext:value-type="currency">
            <text:p>1,70 €</text:p>
          </table:table-cell>
          <table:table-cell table:style-name="ce23" table:formula="of:=[.D5]*([.H5]-[.B$6])" office:value-type="currency" office:currency="EUR" office:value="2.64" calcext:value-type="currency">
            <text:p>2,64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urchasePrice</text:p>
          </table:table-cell>
          <table:table-cell table:style-name="ce29" office:value-type="currency" office:currency="EUR" office:value="1.37" calcext:value-type="currency">
            <text:p>1,37 €</text:p>
          </table:table-cell>
          <table:table-cell table:style-name="ce30" office:value-type="time" office:time-value="PT21H00M00S" calcext:value-type="time">
            <text:p>21:00:00</text:p>
          </table:table-cell>
          <table:table-cell office:value-type="float" office:value="5" calcext:value-type="float">
            <text:p>5</text:p>
          </table:table-cell>
          <table:table-cell table:formula="of:=[.E5]-[.D6]" office:value-type="float" office:value="76" calcext:value-type="float">
            <text:p>76</text:p>
          </table:table-cell>
          <table:table-cell table:formula="of:=[.D6]-[.D5]" office:value-type="float" office:value="-3" calcext:value-type="float">
            <text:p>-3</text:p>
          </table:table-cell>
          <table:table-cell table:formula="of:=MIN(MAX(IF([.E5]&lt;=5;[.B$14];IF([.E5]&lt;=10;[.B$13];[.G5]+[.F5]*IF([.F5]&gt;0;[.B$7];[.B$8])));[.B$11]);[.B$12])" office:value-type="currency" office:currency="EUR" office:value="2.01" calcext:value-type="currency">
            <text:p>2,01 €</text:p>
          </table:table-cell>
          <table:table-cell table:formula="of:=ROUND([.G6];1)" office:value-type="currency" office:currency="EUR" office:value="2" calcext:value-type="currency">
            <text:p>2,00 €</text:p>
          </table:table-cell>
          <table:table-cell table:style-name="ce23" table:formula="of:=[.D6]*([.H6]-[.B$6])" office:value-type="currency" office:currency="EUR" office:value="3.15" calcext:value-type="currency">
            <text:p>3,15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crCoef</text:p>
          </table:table-cell>
          <table:table-cell table:style-name="ce29" office:value-type="currency" office:currency="EUR" office:value="0.08" calcext:value-type="currency">
            <text:p>0,08 €</text:p>
          </table:table-cell>
          <table:table-cell table:style-name="ce30" office:value-type="time" office:time-value="PT21H15M00S" calcext:value-type="time">
            <text:p>21:15:00</text:p>
          </table:table-cell>
          <table:table-cell office:value-type="float" office:value="6" calcext:value-type="float">
            <text:p>6</text:p>
          </table:table-cell>
          <table:table-cell table:formula="of:=[.E6]-[.D7]" office:value-type="float" office:value="70" calcext:value-type="float">
            <text:p>70</text:p>
          </table:table-cell>
          <table:table-cell table:formula="of:=[.D7]-[.D6]" office:value-type="float" office:value="1" calcext:value-type="float">
            <text:p>1</text:p>
          </table:table-cell>
          <table:table-cell table:formula="of:=MIN(MAX(IF([.E6]&lt;=5;[.B$14];IF([.E6]&lt;=10;[.B$13];[.G6]+[.F6]*IF([.F6]&gt;0;[.B$7];[.B$8])));[.B$11]);[.B$12])" office:value-type="currency" office:currency="EUR" office:value="1.8" calcext:value-type="currency">
            <text:p>1,80 €</text:p>
          </table:table-cell>
          <table:table-cell table:formula="of:=ROUND([.G7];1)" office:value-type="currency" office:currency="EUR" office:value="1.8" calcext:value-type="currency">
            <text:p>1,80 €</text:p>
          </table:table-cell>
          <table:table-cell table:style-name="ce23" table:formula="of:=[.D7]*([.H7]-[.B$6])" office:value-type="currency" office:currency="EUR" office:value="2.58" calcext:value-type="currency">
            <text:p>2,58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crCoef</text:p>
          </table:table-cell>
          <table:table-cell table:style-name="ce29" office:value-type="currency" office:currency="EUR" office:value="0.07" calcext:value-type="currency">
            <text:p>0,07 €</text:p>
          </table:table-cell>
          <table:table-cell table:style-name="ce30" office:value-type="time" office:time-value="PT21H30M00S" calcext:value-type="time">
            <text:p>21:30:00</text:p>
          </table:table-cell>
          <table:table-cell office:value-type="float" office:value="6" calcext:value-type="float">
            <text:p>6</text:p>
          </table:table-cell>
          <table:table-cell table:formula="of:=[.E7]-[.D8]" office:value-type="float" office:value="64" calcext:value-type="float">
            <text:p>64</text:p>
          </table:table-cell>
          <table:table-cell table:formula="of:=[.D8]-[.D7]" office:value-type="float" office:value="0" calcext:value-type="float">
            <text:p>0</text:p>
          </table:table-cell>
          <table:table-cell table:formula="of:=MIN(MAX(IF([.E7]&lt;=5;[.B$14];IF([.E7]&lt;=10;[.B$13];[.G7]+[.F7]*IF([.F7]&gt;0;[.B$7];[.B$8])));[.B$11]);[.B$12])" office:value-type="currency" office:currency="EUR" office:value="1.88" calcext:value-type="currency">
            <text:p>1,88 €</text:p>
          </table:table-cell>
          <table:table-cell table:formula="of:=ROUND([.G8];1)" office:value-type="currency" office:currency="EUR" office:value="1.9" calcext:value-type="currency">
            <text:p>1,90 €</text:p>
          </table:table-cell>
          <table:table-cell table:style-name="ce23" table:formula="of:=[.D8]*([.H8]-[.B$6])" office:value-type="currency" office:currency="EUR" office:value="3.18" calcext:value-type="currency">
            <text:p>3,18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Coef</text:p>
          </table:table-cell>
          <table:table-cell office:value-type="float" office:value="0.9" calcext:value-type="float">
            <text:p>0,9</text:p>
          </table:table-cell>
          <table:table-cell table:style-name="ce30" office:value-type="time" office:time-value="PT21H45M00S" calcext:value-type="time">
            <text:p>21:45:00</text:p>
          </table:table-cell>
          <table:table-cell office:value-type="float" office:value="3" calcext:value-type="float">
            <text:p>3</text:p>
          </table:table-cell>
          <table:table-cell table:formula="of:=[.E8]-[.D9]" office:value-type="float" office:value="61" calcext:value-type="float">
            <text:p>61</text:p>
          </table:table-cell>
          <table:table-cell table:formula="of:=[.D9]-[.D8]" office:value-type="float" office:value="-3" calcext:value-type="float">
            <text:p>-3</text:p>
          </table:table-cell>
          <table:table-cell table:formula="of:=MIN(MAX(IF([.E8]&lt;=5;[.B$14];IF([.E8]&lt;=10;[.B$13];[.G8]+[.F8]*IF([.F8]&gt;0;[.B$7];[.B$8])));[.B$11]);[.B$12])" office:value-type="currency" office:currency="EUR" office:value="1.88" calcext:value-type="currency">
            <text:p>1,88 €</text:p>
          </table:table-cell>
          <table:table-cell table:formula="of:=ROUND([.G9];1)" office:value-type="currency" office:currency="EUR" office:value="1.9" calcext:value-type="currency">
            <text:p>1,90 €</text:p>
          </table:table-cell>
          <table:table-cell table:style-name="ce23" table:formula="of:=[.D9]*([.H9]-[.B$6])" office:value-type="currency" office:currency="EUR" office:value="1.59" calcext:value-type="currency">
            <text:p>1,59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Coef</text:p>
          </table:table-cell>
          <table:table-cell office:value-type="float" office:value="2.5" calcext:value-type="float">
            <text:p>2,5</text:p>
          </table:table-cell>
          <table:table-cell table:style-name="ce30" office:value-type="time" office:time-value="PT22H00M00S" calcext:value-type="time">
            <text:p>22:00:00</text:p>
          </table:table-cell>
          <table:table-cell office:value-type="float" office:value="10" calcext:value-type="float">
            <text:p>10</text:p>
          </table:table-cell>
          <table:table-cell table:formula="of:=[.E9]-[.D10]" office:value-type="float" office:value="51" calcext:value-type="float">
            <text:p>51</text:p>
          </table:table-cell>
          <table:table-cell table:formula="of:=[.D10]-[.D9]" office:value-type="float" office:value="7" calcext:value-type="float">
            <text:p>7</text:p>
          </table:table-cell>
          <table:table-cell table:formula="of:=MIN(MAX(IF([.E9]&lt;=5;[.B$14];IF([.E9]&lt;=10;[.B$13];[.G9]+[.F9]*IF([.F9]&gt;0;[.B$7];[.B$8])));[.B$11]);[.B$12])" office:value-type="currency" office:currency="EUR" office:value="1.67" calcext:value-type="currency">
            <text:p>1,67 €</text:p>
          </table:table-cell>
          <table:table-cell table:formula="of:=ROUND([.G10];1)" office:value-type="currency" office:currency="EUR" office:value="1.7" calcext:value-type="currency">
            <text:p>1,70 €</text:p>
          </table:table-cell>
          <table:table-cell table:style-name="ce23" table:formula="of:=[.D10]*([.H10]-[.B$6])" office:value-type="currency" office:currency="EUR" office:value="3.3" calcext:value-type="currency">
            <text:p>3,3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Price</text:p>
          </table:table-cell>
          <table:table-cell table:style-name="ce29" table:formula="of:=[.B6]*[.B9]" office:value-type="currency" office:currency="EUR" office:value="1.233" calcext:value-type="currency">
            <text:p>1,23 €</text:p>
          </table:table-cell>
          <table:table-cell table:style-name="ce30" office:value-type="time" office:time-value="PT22H15M00S" calcext:value-type="time">
            <text:p>22:15:00</text:p>
          </table:table-cell>
          <table:table-cell office:value-type="float" office:value="7" calcext:value-type="float">
            <text:p>7</text:p>
          </table:table-cell>
          <table:table-cell table:formula="of:=[.E10]-[.D11]" office:value-type="float" office:value="44" calcext:value-type="float">
            <text:p>44</text:p>
          </table:table-cell>
          <table:table-cell table:formula="of:=[.D11]-[.D10]" office:value-type="float" office:value="-3" calcext:value-type="float">
            <text:p>-3</text:p>
          </table:table-cell>
          <table:table-cell table:formula="of:=MIN(MAX(IF([.E10]&lt;=5;[.B$14];IF([.E10]&lt;=10;[.B$13];[.G10]+[.F10]*IF([.F10]&gt;0;[.B$7];[.B$8])));[.B$11]);[.B$12])" office:value-type="currency" office:currency="EUR" office:value="2.23" calcext:value-type="currency">
            <text:p>2,23 €</text:p>
          </table:table-cell>
          <table:table-cell table:formula="of:=ROUND([.G11];1)" office:value-type="currency" office:currency="EUR" office:value="2.2" calcext:value-type="currency">
            <text:p>2,20 €</text:p>
          </table:table-cell>
          <table:table-cell table:style-name="ce23" table:formula="of:=[.D11]*([.H11]-[.B$6])" office:value-type="currency" office:currency="EUR" office:value="5.81" calcext:value-type="currency">
            <text:p>5,81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Price</text:p>
          </table:table-cell>
          <table:table-cell table:style-name="ce29" table:formula="of:=[.B6]*[.B10]" office:value-type="currency" office:currency="EUR" office:value="3.425" calcext:value-type="currency">
            <text:p>3,43 €</text:p>
          </table:table-cell>
          <table:table-cell table:style-name="ce30" office:value-type="time" office:time-value="PT22H30M00S" calcext:value-type="time">
            <text:p>22:30:00</text:p>
          </table:table-cell>
          <table:table-cell office:value-type="float" office:value="12" calcext:value-type="float">
            <text:p>12</text:p>
          </table:table-cell>
          <table:table-cell table:formula="of:=[.E11]-[.D12]" office:value-type="float" office:value="32" calcext:value-type="float">
            <text:p>32</text:p>
          </table:table-cell>
          <table:table-cell table:formula="of:=[.D12]-[.D11]" office:value-type="float" office:value="5" calcext:value-type="float">
            <text:p>5</text:p>
          </table:table-cell>
          <table:table-cell table:formula="of:=MIN(MAX(IF([.E11]&lt;=5;[.B$14];IF([.E11]&lt;=10;[.B$13];[.G11]+[.F11]*IF([.F11]&gt;0;[.B$7];[.B$8])));[.B$11]);[.B$12])" office:value-type="currency" office:currency="EUR" office:value="2.02" calcext:value-type="currency">
            <text:p>2,02 €</text:p>
          </table:table-cell>
          <table:table-cell table:formula="of:=ROUND([.G12];1)" office:value-type="currency" office:currency="EUR" office:value="2" calcext:value-type="currency">
            <text:p>2,00 €</text:p>
          </table:table-cell>
          <table:table-cell table:style-name="ce23" table:formula="of:=[.D12]*([.H12]-[.B$6])" office:value-type="currency" office:currency="EUR" office:value="7.56" calcext:value-type="currency">
            <text:p>7,56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ock ≤ 10</text:p>
          </table:table-cell>
          <table:table-cell table:style-name="ce29" table:formula="of:=[.B6]*2.1" office:value-type="currency" office:currency="EUR" office:value="2.877" calcext:value-type="currency">
            <text:p>2,88 €</text:p>
          </table:table-cell>
          <table:table-cell table:style-name="ce30" office:value-type="time" office:time-value="PT22H45M00S" calcext:value-type="time">
            <text:p>22:45:00</text:p>
          </table:table-cell>
          <table:table-cell office:value-type="float" office:value="12" calcext:value-type="float">
            <text:p>12</text:p>
          </table:table-cell>
          <table:table-cell table:formula="of:=[.E12]-[.D13]" office:value-type="float" office:value="20" calcext:value-type="float">
            <text:p>2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MIN(MAX(IF([.E12]&lt;=5;[.B$14];IF([.E12]&lt;=10;[.B$13];[.G12]+[.F12]*IF([.F12]&gt;0;[.B$7];[.B$8])));[.B$11]);[.B$12])" office:value-type="currency" office:currency="EUR" office:value="2.42" calcext:value-type="currency">
            <text:p>2,42 €</text:p>
          </table:table-cell>
          <table:table-cell table:formula="of:=ROUND([.G13];1)" office:value-type="currency" office:currency="EUR" office:value="2.4" calcext:value-type="currency">
            <text:p>2,40 €</text:p>
          </table:table-cell>
          <table:table-cell table:style-name="ce23" table:formula="of:=[.D13]*([.H13]-[.B$6])" office:value-type="currency" office:currency="EUR" office:value="12.36" calcext:value-type="currency">
            <text:p>12,36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ock ≤ 5</text:p>
          </table:table-cell>
          <table:table-cell table:style-name="ce29" table:formula="of:=[.B6]*2.5" office:value-type="currency" office:currency="EUR" office:value="3.425" calcext:value-type="currency">
            <text:p>3,43 €</text:p>
          </table:table-cell>
          <table:table-cell table:style-name="ce30" office:value-type="time" office:time-value="PT23H00M00S" calcext:value-type="time">
            <text:p>23:00:00</text:p>
          </table:table-cell>
          <table:table-cell office:value-type="float" office:value="10" calcext:value-type="float">
            <text:p>10</text:p>
          </table:table-cell>
          <table:table-cell table:formula="of:=[.E13]-[.D14]" office:value-type="float" office:value="10" calcext:value-type="float">
            <text:p>10</text:p>
          </table:table-cell>
          <table:table-cell table:formula="of:=[.D14]-[.D13]" office:value-type="float" office:value="-2" calcext:value-type="float">
            <text:p>-2</text:p>
          </table:table-cell>
          <table:table-cell table:formula="of:=MIN(MAX(IF([.E13]&lt;=5;[.B$14];IF([.E13]&lt;=10;[.B$13];[.G13]+[.F13]*IF([.F13]&gt;0;[.B$7];[.B$8])));[.B$11]);[.B$12])" office:value-type="currency" office:currency="EUR" office:value="2.42" calcext:value-type="currency">
            <text:p>2,42 €</text:p>
          </table:table-cell>
          <table:table-cell table:formula="of:=ROUND([.G14];1)" office:value-type="currency" office:currency="EUR" office:value="2.4" calcext:value-type="currency">
            <text:p>2,40 €</text:p>
          </table:table-cell>
          <table:table-cell table:style-name="ce23" table:formula="of:=[.D14]*([.H14]-[.B$6])" office:value-type="currency" office:currency="EUR" office:value="10.3" calcext:value-type="currency">
            <text:p>10,30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15M00S" calcext:value-type="time">
            <text:p>23:15:00</text:p>
          </table:table-cell>
          <table:table-cell office:value-type="float" office:value="5" calcext:value-type="float">
            <text:p>5</text:p>
          </table:table-cell>
          <table:table-cell table:formula="of:=[.E14]-[.D15]" office:value-type="float" office:value="5" calcext:value-type="float">
            <text:p>5</text:p>
          </table:table-cell>
          <table:table-cell table:formula="of:=[.D15]-[.D14]" office:value-type="float" office:value="-5" calcext:value-type="float">
            <text:p>-5</text:p>
          </table:table-cell>
          <table:table-cell table:formula="of:=MIN(MAX(IF([.E14]&lt;=5;[.B$14];IF([.E14]&lt;=10;[.B$13];[.G14]+[.F14]*IF([.F14]&gt;0;[.B$7];[.B$8])));[.B$11]);[.B$12])" office:value-type="currency" office:currency="EUR" office:value="2.877" calcext:value-type="currency">
            <text:p>2,88 €</text:p>
          </table:table-cell>
          <table:table-cell table:formula="of:=ROUND([.G15];1)" office:value-type="currency" office:currency="EUR" office:value="2.9" calcext:value-type="currency">
            <text:p>2,90 €</text:p>
          </table:table-cell>
          <table:table-cell table:style-name="ce23" table:formula="of:=[.D15]*([.H15]-[.B$6])" office:value-type="currency" office:currency="EUR" office:value="7.65" calcext:value-type="currency">
            <text:p>7,65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30M00S" calcext:value-type="time">
            <text:p>23:30:00</text:p>
          </table:table-cell>
          <table:table-cell office:value-type="float" office:value="5" calcext:value-type="float">
            <text:p>5</text:p>
          </table:table-cell>
          <table:table-cell table:formula="of:=[.E15]-[.D16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MIN(MAX(IF([.E15]&lt;=5;[.B$14];IF([.E15]&lt;=10;[.B$13];[.G15]+[.F15]*IF([.F15]&gt;0;[.B$7];[.B$8])));[.B$11]);[.B$12])" office:value-type="currency" office:currency="EUR" office:value="3.425" calcext:value-type="currency">
            <text:p>3,43 €</text:p>
          </table:table-cell>
          <table:table-cell table:formula="of:=ROUND([.G16];1)" office:value-type="currency" office:currency="EUR" office:value="3.4" calcext:value-type="currency">
            <text:p>3,40 €</text:p>
          </table:table-cell>
          <table:table-cell table:style-name="ce23" table:formula="of:=[.D16]*([.H16]-[.B$6])" office:value-type="currency" office:currency="EUR" office:value="10.15" calcext:value-type="currency">
            <text:p>10,15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45M00S" calcext:value-type="time">
            <text:p>23:45:00</text:p>
          </table:table-cell>
          <table:table-cell office:value-type="float" office:value="0" calcext:value-type="float">
            <text:p>0</text:p>
          </table:table-cell>
          <table:table-cell table:formula="of:=[.E16]-[.D17]" office:value-type="float" office:value="0" calcext:value-type="float">
            <text:p>0</text:p>
          </table:table-cell>
          <table:table-cell table:formula="of:=[.D17]-[.D16]" office:value-type="float" office:value="-5" calcext:value-type="float">
            <text:p>-5</text:p>
          </table:table-cell>
          <table:table-cell table:formula="of:=MIN(MAX(IF([.E16]&lt;=5;[.B$14];IF([.E16]&lt;=10;[.B$13];[.G16]+[.F16]*IF([.F16]&gt;0;[.B$7];[.B$8])));[.B$11]);[.B$12])" office:value-type="currency" office:currency="EUR" office:value="3.425" calcext:value-type="currency">
            <text:p>3,43 €</text:p>
          </table:table-cell>
          <table:table-cell table:formula="of:=ROUND([.G17];1)" office:value-type="currency" office:currency="EUR" office:value="3.4" calcext:value-type="currency">
            <text:p>3,40 €</text:p>
          </table:table-cell>
          <table:table-cell table:style-name="ce23" table:formula="of:=[.D17]*([.H17]-[.B$6]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3" table:formula="of:=SUM([.I2:.I17])" office:value-type="currency" office:currency="EUR" office:value="71.28" calcext:value-type="currency">
            <text:p>71,28 €</text:p>
          </table:table-cell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e.A2:Liste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date-style style:name="N146">
      <number:day/>
      <number:text>-</number:text>
      <number:month number:textual="true"/>
    </number:date-style>
    <number:date-style style:name="N145">
      <number:day/>
      <number:text>-</number:text>
      <number:month number:textual="true"/>
      <number:text>-</number:text>
      <number:year/>
    </number:dat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 </number:text>
      <number:am-pm/>
    </number:time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3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time-style style:name="N132">
      <number:hours/>
      <number:text>:</number:text>
      <number:minutes number:style="long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6P0"/>
    </number:currency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date-style style:name="N14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43">
      <number:day/>
      <number:text>/</number:text>
      <number:month number:style="long"/>
      <number:text>/</number:text>
      <number:year number:style="long"/>
    </number:date-style>
    <number:percentage-style style:name="N114">
      <number:number number:decimal-places="1" number:min-decimal-places="1" number:min-integer-digits="1"/>
      <number:text>%</number:text>
    </number:percentage-style>
    <number:date-style style:name="N14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12P0" style:volatile="true">
      <number:number number:decimal-places="0" number:min-decimal-places="0" number:min-integer-digits="1" number:grouping="true"/>
      <number:text>   </number:text>
    </number:number-style>
    <number:number-style style:name="N11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2P0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21:13:53.812830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1:30:51.618403626</meta:creation-date>
    <dc:date>2022-02-05T21:17:24.060459701</dc:date>
    <meta:editing-duration>PT2H49M46S</meta:editing-duration>
    <meta:editing-cycles>56</meta:editing-cycles>
    <meta:generator>LibreOffice/7.3.0.2$Linux_X86_64 LibreOffice_project/30$Build-2</meta:generator>
    <meta:document-statistic meta:table-count="3" meta:cell-count="632" meta:object-count="0"/>
  </office:meta>
</office:document-meta>
</file>